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02cm solid #000000"/>
    </style:style>
    <style:style style:name="Tableau1.A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style:font-name="Times New Roman" fo:font-size="12pt" style:font-size-asian="12pt" style:font-size-complex="12pt"/>
    </style:style>
    <style:style style:name="P2" style:family="paragraph" style:parent-style-name="Standard">
      <style:paragraph-properties fo:line-height="150%" fo:text-align="start" style:justify-single-word="false"/>
      <style:text-properties style:font-name="Times New Roman" fo:font-size="12pt" style:font-size-asian="12pt" style:font-size-complex="12pt"/>
    </style:style>
    <style:style style:name="P3" style:family="paragraph" style:parent-style-name="Standard" style:list-style-name="L3">
      <style:paragraph-properties fo:line-height="150%" fo:text-align="start" style:justify-single-word="false"/>
      <style:text-properties style:font-name="Times New Roman" fo:font-size="12pt" style:font-size-asian="12pt" style:font-size-complex="12pt"/>
    </style:style>
    <style:style style:name="P4"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style>
    <style:style style:name="P7" style:family="paragraph" style:parent-style-name="Standard" style:list-style-name="L1">
      <style:paragraph-properties fo:line-height="150%"/>
    </style:style>
    <style:style style:name="P8" style:family="paragraph" style:parent-style-name="Standard" style:list-style-name="L2">
      <style:paragraph-properties fo:line-height="150%"/>
    </style:style>
    <style:style style:name="P9" style:family="paragraph" style:parent-style-name="Standard">
      <style:paragraph-properties fo:line-height="150%" fo:text-align="start" style:justify-single-word="false"/>
    </style:style>
    <style:style style:name="P10" style:family="paragraph" style:parent-style-name="Standard">
      <style:text-properties style:text-underline-style="solid" style:text-underline-width="auto" style:text-underline-color="font-color"/>
    </style:style>
    <style:style style:name="P11" style:family="paragraph" style:parent-style-name="Standard">
      <style:paragraph-properties fo:line-height="150%" fo:text-align="start" style:justify-single-word="false"/>
      <style:text-properties style:text-underline-style="solid" style:text-underline-width="auto" style:text-underline-color="font-color"/>
    </style:style>
    <style:style style:name="P12" style:family="paragraph" style:parent-style-name="Table_20_Contents">
      <style:paragraph-properties fo:line-height="150%" fo:text-align="start" style:justify-single-word="false"/>
    </style:style>
    <style:style style:name="P13" style:family="paragraph" style:parent-style-name="Heading_20_1">
      <style:paragraph-properties fo:line-height="150%" fo:text-align="center" style:justify-single-word="false"/>
      <style:text-properties fo:color="#000000"/>
    </style:style>
    <style:style style:name="T1" style:family="text">
      <style:text-properties style:font-name="Times New Roman" fo:font-size="12pt" style:font-size-asian="12pt" style:font-size-complex="12pt"/>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size="15pt" fo:font-weight="bold" style:font-size-asian="15pt" style:font-weight-asian="bold" style:font-size-complex="15pt"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ize="20pt" style:font-size-asian="20pt" style:font-size-complex="20pt"/>
    </style:style>
    <style:style style:name="fr1" style:family="graphic" style:parent-style-name="Frame">
      <style:graphic-properties style:vertical-pos="from-top" style:vertical-rel="paragraph" style:horizontal-pos="from-left" style:horizontal-rel="paragraph" fo:padding="0.15cm" fo:border="0.088cm solid #990066" style:shadow="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Cadre5" text:anchor-type="paragraph" svg:x="1.979cm" svg:y="0.346cm" svg:width="13.095cm" draw:z-index="0"><draw:text-box fo:min-height="2.277cm"><text:h text:style-name="P13" text:outline-level="1">QIDS-SR 16<text:line-break/><text:span text:style-name="T7">Quick Inventory of Depressive Symptomatology</text:span></text:h></draw:text-box></draw:frame><text:span text:style-name="T4"/></text:p>
      <text:p text:style-name="P6"><text:span text:style-name="T4"><text:s/></text:span></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
      <text:p text:style-name="P6"/>
      <text:p text:style-name="Standard"/>
      <text:list xml:id="list938370961459036906" text:style-name="L1">
        <text:list-item>
          <text:p text:style-name="P7">Conçu à la suite de l’IDS<text:line-break/> → version plus courte avec 16 items</text:p>
        </text:list-item>
      </text:list>
      <text:list xml:id="list5148197811964099298" text:style-name="L2">
        <text:list-item>
          <text:p text:style-name="P8">Auto-questionnaire validé et reproductible permettant l'évaluation de l'intensité d'un épisode dépressif.</text:p>
        </text:list-item>
        <text:list-item>
          <text:p text:style-name="P8"><text:span text:style-name="T1">Basé sur la description de la dépression MDD dans le DSM V ;</text:span></text:p>
        </text:list-item>
        <text:list-item>
          <text:p text:style-name="P8"><text:span text:style-name="T1">Évaluation actuelle du degré de sévérité de l’état dépressif. </text:span></text:p>
        </text:list-item>
        <text:list-item>
          <text:p text:style-name="P8"><text:span text:style-name="T1">Se base sur l’intensité de chaque symptôme au cours des 7 derniers jours, indépendamment de sa chronicité ou de son apparition récente </text:span></text:p>
        </text:list-item>
        <text:list-item>
          <text:p text:style-name="P8"><text:span text:style-name="T1">16 items construits sur les 9 symptômes utilisés dans le DSM-5 :</text:span></text:p>
          <text:list>
            <text:list-item>
              <text:list>
                <text:list-item>
                  <text:p text:style-name="P8"><text:span text:style-name="T1">l’humeur triste, </text:span></text:p>
                </text:list-item>
                <text:list-item>
                  <text:p text:style-name="P8"><text:span text:style-name="T1">la concentration, </text:span></text:p>
                </text:list-item>
                <text:list-item>
                  <text:p text:style-name="P8"><text:span text:style-name="T1">l’autocritique, </text:span></text:p>
                </text:list-item>
                <text:list-item>
                  <text:p text:style-name="P8"><text:span text:style-name="T1">les idées suicidaires, </text:span></text:p>
                </text:list-item>
                <text:list-item>
                  <text:p text:style-name="P8"><text:span text:style-name="T1">l’intérêt, </text:span></text:p>
                </text:list-item>
                <text:list-item>
                  <text:p text:style-name="P8"><text:span text:style-name="T1">l’énergie/la fatigue, </text:span></text:p>
                </text:list-item>
                <text:list-item>
                  <text:p text:style-name="P8"><text:span text:style-name="T1">les troubles du sommeil, </text:span></text:p>
                </text:list-item>
                <text:list-item>
                  <text:p text:style-name="P8"><text:span text:style-name="T1">la diminution/majoration de l’appétit ou du poids, et </text:span></text:p>
                </text:list-item>
                <text:list-item>
                  <text:p text:style-name="P8"><text:span text:style-name="T1">le ralentissement/agitation psychomoteurs</text:span></text:p>
                </text:list-item>
              </text:list>
            </text:list-item>
          </text:list>
        </text:list-item>
      </text:list>
      <text:p text:style-name="P9"/>
      <text:p text:style-name="P11"><text:span text:style-name="T1">Nombre d'items par symptôme :</text:span></text:p>
      <text:p text:style-name="P9"><text:span text:style-name="T1"/></text:p>
      <text:p text:style-name="P9"><text:span text:style-name="T1">→ troubles du sommeil : 4 items, <text:line-break/>→ troubles psychomoteurs : 2 items,<text:line-break/>→ troubles de l’appétit et du poids : 4 items.<text:line-break/>A chacun des six autres symptômes correspond un item uniquement.</text:span></text:p>
      <text:p text:style-name="P5"><text:span text:style-name="T1"/></text:p>
      <text:p text:style-name="P5"><text:soft-page-break/><text:span text:style-name="T1"/></text:p>
      <text:p text:style-name="P5"><text:span text:style-name="T1">Notre matériel relève les scores de 3 symptômes en particulier :</text:span></text:p>
      <text:p text:style-name="P5"><text:span text:style-name="T1"/></text:p>
      <table:table table:name="Tableau1" table:style-name="Tableau1">
        <table:table-column table:style-name="Tableau1.A"/>
        <table:table-row>
          <table:table-cell table:style-name="Tableau1.A1" office:value-type="string">
            <text:p text:style-name="P12">Symptôme « troubles du sommeil » du QIDS <text:line-break/>4 items</text:p>
            <text:p text:style-name="P12">Score allant de 0 à 3</text:p>
          </table:table-cell>
        </table:table-row>
        <table:table-row>
          <table:table-cell table:style-name="Tableau1.A2" office:value-type="string">
            <text:p text:style-name="P12">Symptôme « troubles de l'appétit et du poids» du QIDS </text:p>
            <text:p text:style-name="P12">4 items</text:p>
            <text:p text:style-name="P12">Score allant de 0 à 3 (erreur)</text:p>
          </table:table-cell>
        </table:table-row>
        <table:table-row>
          <table:table-cell table:style-name="Tableau1.A2" office:value-type="string">
            <text:p text:style-name="P12">Symptôme « troubles psychomoteurs »</text:p>
            <text:p text:style-name="P12">2 items</text:p>
            <text:p text:style-name="P12">Score allant de 0 à 3</text:p>
          </table:table-cell>
        </table:table-row>
      </table:table>
      <text:p text:style-name="Standard"/>
      <text:p text:style-name="Standard"/>
      <text:p text:style-name="P10">Cotation :</text:p>
      <text:p text:style-name="P9"><text:span text:style-name="T1"><text:line-break/>Chaque item est noté de 0 à 3.</text:span></text:p>
      <text:p text:style-name="P9"><text:span text:style-name="T1"/></text:p>
      <text:p text:style-name="P9"><text:span text:style-name="T1">Le score total est compris entre 0 et 27. Il est obtenu par l’addition des scores de chacun des 9 symptômes du DSM5 (épisode dépressif majeur). Pour chaque symptôme qui requiert plus d’un item, seul le plus haut score est comptabilisé.</text:span></text:p>
      <text:p text:style-name="P9"><text:span text:style-name="T1"/></text:p>
      <text:p text:style-name="P9"><text:span text:style-name="T1">Calcul du score :</text:span></text:p>
      <text:p text:style-name="P9"><text:span text:style-name="T1"/></text:p>
      <text:p text:style-name="P9"><text:span text:style-name="T1">Score le plus haut parmi les 4 items relatifs au sommeil (1 à 4) …….. </text:span></text:p>
      <text:p text:style-name="P9"><text:span text:style-name="T1">Item 5 …….. </text:span></text:p>
      <text:p text:style-name="P9"><text:span text:style-name="T1">Score le plus haut parmi les items relatifs à l’appétit (6 à 9) …….. </text:span></text:p>
      <text:p text:style-name="P9"><text:span text:style-name="T1">Item 10 …….. </text:span></text:p>
      <text:p text:style-name="P9"><text:span text:style-name="T1">Item 11 …….. </text:span></text:p>
      <text:p text:style-name="P9"><text:span text:style-name="T1">Item 12 …….. </text:span></text:p>
      <text:p text:style-name="P9"><text:span text:style-name="T1">Item 13 …….. </text:span></text:p>
      <text:p text:style-name="P9"><text:span text:style-name="T1">Item 14 …….. </text:span></text:p>
      <text:p text:style-name="P9"><text:span text:style-name="T1">Score le plus haut parmi les items relatifs à la psychomotricité (15 et 16) …….. </text:span></text:p>
      <text:p text:style-name="P9"><text:span text:style-name="T1">→ Score total (de 0 à 27)</text:span></text:p>
      <text:p text:style-name="P9"><text:span text:style-name="T1"/></text:p>
      <text:p text:style-name="P9"><text:span text:style-name="T1"/></text:p>
      <text:p text:style-name="P9"><text:span text:style-name="T1"/></text:p>
      <text:p text:style-name="P9"><text:soft-page-break/><text:span text:style-name="T1"/></text:p>
      <text:p text:style-name="P2"><text:span text:style-name="T5">Interprétation des scores</text:span>:</text:p>
      <text:p text:style-name="P2"><text:line-break/>-0 à 5: absence de dépression<text:line-break/>-6 à 10: dépression légère<text:line-break/>-11 à 15: dépression modérée<text:line-break/>-16 à 20: dépression sévère<text:line-break/>-21 à 27: dépression très sévère <text:line-break/><text:line-break/><text:span text:style-name="T2">Il serait possible</text:span> de faire une estimation du HRDS à partir du score QIDS. Plusieurs équations ont été formulées permettant une conversion du score final du QIDS-SR16 en score prévisible au HDRS ; nous pouvons en citer 2 entre autres : </text:p>
      <text:list xml:id="list6101854690379871629" text:style-name="L3">
        <text:list-item>
          <text:p text:style-name="P3">d’après Orlando et al. (23), il suffirait de multiplier par 1.3 le score du QIDS-SR16 afin d’obtenir le score du HDRS</text:p>
        </text:list-item>
        <text:list-item>
          <text:p text:style-name="P3">- dans Jarrett et al. (14), l’équation est HDRS-17=1.20 (QIDS-SR16)-0.39.</text:p>
        </text:list-item>
      </text:list>
      <text:p text:style-name="P1"/>
      <text:p text:style-name="P1"/>
      <text:p text:style-name="P1"/>
      <text:p text:style-name="P4">Validation </text:p>
      <text:p text:style-name="P2"><text:s/></text:p>
      <text:p text:style-name="P2">La corrélation entre les IDS/QIDS et des questionnaires validés (HRSD17, BDI) a été étudiée initialement par Rush et al. en 1986. <text:s/>Les scores obtenus étaient fortement corrélés avec un coefficient de Pearson à 0.95 entre l’IDSC30 et l’HDRS17. Le mode de passation des questionnaires (entretien clinique ou auto-questionnaire) n’influence pas le résultat. </text:p>
      <text:p text:style-name="P2"><text:s/></text:p>
      <text:p text:style-name="P2">On trouve également une forte corrélation entre le QIDS-SR16 et l’HRSD24 (c=0.84). <text:s/>Le QIDS-SR16 est fortement corrélé à la version longue qu’est le IDS-SR30 (c=0.96). </text:p>
      <text:p text:style-name="P2"><text:s/></text:p>
      <text:p text:style-name="P2">L’IDS30 et le QIDS30 sont sensibles aux modifications de sévérité de la dépression de manière cohérente par rapport au HRSD et au BDI. Ils sont même plus sensibles au changement de sévérité lorsque le score est bas (dépression légère à modérée). </text:p>
      <text:p text:style-name="P2"/>
      <text:p text:style-name="P2"><text:span text:style-name="T6">Cohérence interne :</text:span> <text:s/></text:p>
      <text:p text:style-name="P2"><text:s/></text:p>
      <text:p text:style-name="P2">Dans une étude avec 596 patients ambulatoires, présentant un épisode dépressif majeur sans élément psychotique, Rush et al. rapportait les différents coefficients alpha de Cronbach des IDS-<text:soft-page-break/>SR30, QIDS-SR16, HRSD17, HRSD21, HRSD24. Cette étude retrouvait une forte <text:span text:style-name="T5">cohérence interne </text:span>pour toutes ces échelles, notamment un coefficient de Cronbach alpha à 0.86 pour le QIDS-SR16. Une méta-analyse menée en 2015 (30) retrouvait des coefficients de Cronbach alpha modérés à forts (de 0.69 à 0.89) concernant le QIDS-SR16 dans 26 études analysées. </text:p>
      <text:p text:style-name="P2"><text:s/></text:p>
      <text:p text:style-name="P2">Dans la validation d’un questionnaire psychométrique, on s’intéresse aussi à la <text:span text:style-name="T3">validité convergente</text:span>. Celle-ci est considérée comme modérée à forte avec les échelles habituelles (de 0.68 à 0.96). </text:p>
      <text:p text:style-name="P2"><text:s/></text:p>
      <text:p text:style-name="P2"><text:span text:style-name="T6">Validité externe :</text:span> <text:s/></text:p>
      <text:p text:style-name="P2"><text:s/></text:p>
      <text:p text:style-name="P2">L’IDS et le QIDS ont été étudiés au travers divers études faisant intervenir patients ambulatoires et/ou hospitalisés, en milieu hospitalier ou en soin primaire. On note une moindre connaissance dans les populations adolescentes et chez les personnes âgées. </text:p>
      <text:p text:style-name="P2"><text:s/></text:p>
      <text:p text:style-name="P2">La reproductibilité ou fiabilité du QIDS-SR16 n’a été évaluée dans aucune étude à ce jour. L’explication pourrait être que la réponse aux items n’est pas stable dans le temps puisque influencée par la mémoire des précédentes réponses. Or, la méthode de stabilité utilisée en <text:s/>psychométrie est surtout préconisée dans la mesure d’un construit non influencée par la mémoire. </text:p>
      <text:p text:style-name="P2"><text:s/></text:p>
      <text:p text:style-name="P2">Dans la méta-analyse de Rush et al., les items concernant le sommeil et l’appétit présentent une corrélation insatisfaisante dans respectivement 5 et 3 études (sup à 0.3). Cela provient potentiellement de la nécessité de retenir le score le plus haut à différentes questions. Or, ce score est le même pour des réponses différentes. Ainsi, des patients présentant des symptômes différents voire opposés, peuvent obtenir un même score pour ces items. Par exemple, un patient peut obtenir un score de 3 à la première partie (4 questions) s’il présente des problèmes d’endormissement et/ou se réveille la nuit et/ou se réveille tôt le matin ou s’il dort beaucoup trop. <text:s text:c="2"/></text:p>
      <text:p text:style-name="P2"><text:s/></text:p>
      <text:p text:style-name="P2"/>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4-24T15:40:59.43</meta:creation-date>
    <meta:document-statistic meta:table-count="1" meta:image-count="0" meta:object-count="0" meta:page-count="4" meta:paragraph-count="68" meta:word-count="888" meta:character-count="5370"/>
    <dc:date>2020-04-24T18:17:36.67</dc:date>
    <meta:editing-duration>PT3M42S</meta:editing-duration>
    <meta:editing-cycles>1</meta:editing-cycles>
    <meta:generator>OpenOffice/4.1.6$Win32 OpenOffice.org_project/416m1$Build-9790</meta:generator>
  </office:meta>
</office:document-meta>
</file>